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5E0B4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fo:background-color="#C5E0B4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2.6193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fav_check_test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6" table:default-cell-style-name="ce1"/>
        <table:table-column table:style-name="co3" table:number-columns-repeated="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tax_nokfb_tu</text:p>
          </table:table-cell>
          <table:table-cell office:value-type="string" table:style-name="ce1">
            <text:p>tax_abg_nokfb_tu</text:p>
          </table:table-cell>
          <table:table-cell office:value-type="string" table:style-name="ce1">
            <text:p>tax_kfb_tu</text:p>
          </table:table-cell>
          <table:table-cell office:value-type="string" table:style-name="ce1">
            <text:p>tax_abg_kfb_tu</text:p>
          </table:table-cell>
          <table:table-cell office:value-type="string" table:style-name="ce1">
            <text:p>abgst_tu</text:p>
          </table:table-cell>
          <table:table-cell office:value-type="string" table:style-name="ce1">
            <text:p>kindergeld_basis</text:p>
          </table:table-cell>
          <table:table-cell office:value-type="string" table:style-name="ce1">
            <text:p>kindergeld_tu_basis</text:p>
          </table:table-cell>
          <table:table-cell office:value-type="string" table:style-name="ce1">
            <text:p>year</text:p>
          </table:table-cell>
          <table:table-cell table:style-name="ce1"/>
          <table:table-cell office:value-type="string" table:style-name="ce2">
            <text:p>incometax_tu</text:p>
          </table:table-cell>
          <table:table-cell office:value-type="string" table:style-name="ce2">
            <text:p>kindergeld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kindergeld_tu</text:p>
          </table:table-cell>
          <table:table-cell table:style-name="ce1"/>
          <table:table-cell office:value-type="string" table:style-name="ce1">
            <text:p>nettax_nokfb_tu</text:p>
          </table:table-cell>
          <table:table-cell office:value-type="string" table:style-name="ce1">
            <text:p>nettax_kfb_tu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" table:style-name="ce1">
            <text:p>1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7000" table:style-name="ce1">
            <text:p>7000</text:p>
          </table:table-cell>
          <table:table-cell office:value-type="float" office:value="7000" table:style-name="ce1">
            <text:p>7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83.33333333333337" table:formula="of:=MIN([.T2:.U2])/12" table:style-name="ce4">
            <text:p>583,33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P2]" table:style-name="ce2">
            <text:p>0</text:p>
          </table:table-cell>
          <table:table-cell office:value-type="float" office:value="0" table:formula="of:=[.P2]" table:style-name="ce2">
            <text:p>0</text:p>
          </table:table-cell>
          <table:table-cell table:style-name="ce1"/>
          <table:table-cell office:value-type="float" office:value="7672" table:formula="of:=[.F2]-12*[.L2]+[.J2]" table:style-name="ce1">
            <text:p>7672</text:p>
          </table:table-cell>
          <table:table-cell office:value-type="float" office:value="7000" table:formula="of:=[.H2]" table:style-name="ce1">
            <text:p>7000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C2]+1" table:style-name="ce1">
            <text:p>2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7000" table:style-name="ce1">
            <text:p>7000</text:p>
          </table:table-cell>
          <table:table-cell office:value-type="float" office:value="7000" table:style-name="ce1">
            <text:p>7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83.33333333333337" table:formula="of:=MIN([.T3:.U3])/12" table:style-name="ce4">
            <text:p>583,33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P3]" table:style-name="ce2">
            <text:p>0</text:p>
          </table:table-cell>
          <table:table-cell office:value-type="float" office:value="0" table:formula="of:=[.P3]" table:style-name="ce2">
            <text:p>0</text:p>
          </table:table-cell>
          <table:table-cell table:style-name="ce1"/>
          <table:table-cell office:value-type="float" office:value="7672" table:formula="of:=[.F3]-12*[.L3]+[.J3]" table:style-name="ce1">
            <text:p>7672</text:p>
          </table:table-cell>
          <table:table-cell office:value-type="float" office:value="7000" table:formula="of:=[.H3]" table:style-name="ce1">
            <text:p>7000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C3]+1" table:style-name="ce1">
            <text:p>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0" table:formula="of:=MIN([.T4:.U4])/12" table:style-name="ce4">
            <text:p>0,0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P4]" table:style-name="ce2">
            <text:p>0</text:p>
          </table:table-cell>
          <table:table-cell office:value-type="float" office:value="0" table:formula="of:=[.P4]" table:style-name="ce2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H4]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C4]+1" table:style-name="ce1">
            <text:p>4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416.66666666666669" table:formula="of:=[.F5]/12" table:style-name="ce4">
            <text:p>416,6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P5]" table:style-name="ce2">
            <text:p>0</text:p>
          </table:table-cell>
          <table:table-cell office:value-type="float" office:value="0" table:formula="of:=[.P5]" table:style-name="ce2">
            <text:p>0</text:p>
          </table:table-cell>
          <table:table-cell table:style-name="ce1"/>
          <table:table-cell office:value-type="float" office:value="13000" table:formula="of:=[.F5]-12*[.L5]+8000" table:style-name="ce1">
            <text:p>13000</text:p>
          </table:table-cell>
          <table:table-cell office:value-type="float" office:value="13000" table:formula="of:=[.H5]+8000" table:style-name="ce1">
            <text:p>13000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[.C5]+1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18000" table:style-name="ce1">
            <text:p>18000</text:p>
          </table:table-cell>
          <table:table-cell office:value-type="float" office:value="18000" table:style-name="ce1">
            <text:p>18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8" table:formula="of:=2*194" table:style-name="ce1">
            <text:p>388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float" office:value="1666.6666666666667" table:formula="of:=20000/12" table:style-name="ce4">
            <text:p>1666,67</text:p>
          </table:table-cell>
          <table:table-cell office:value-type="float" office:value="0" table:style-name="ce2">
            <text:p>0</text:p>
          </table:table-cell>
          <table:table-cell office:value-type="float" office:value="388" table:style-name="ce2">
            <text:p>388</text:p>
          </table:table-cell>
          <table:table-cell office:value-type="float" office:value="388" table:style-name="ce2">
            <text:p>388</text:p>
          </table:table-cell>
          <table:table-cell table:style-name="ce1"/>
          <table:table-cell office:value-type="float" office:value="15344" table:formula="of:=[.F6]-12*[.L6]+[.J6]" table:style-name="ce1">
            <text:p>15344</text:p>
          </table:table-cell>
          <table:table-cell office:value-type="float" office:value="18000" table:formula="of:=[.H6]" table:style-name="ce1">
            <text:p>18000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formula="of:=[.C6]+1" table:style-name="ce1">
            <text:p>6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18000" table:style-name="ce1">
            <text:p>18000</text:p>
          </table:table-cell>
          <table:table-cell office:value-type="float" office:value="18000" table:style-name="ce1">
            <text:p>18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8" table:formula="of:=2*194" table:style-name="ce1">
            <text:p>388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float" office:value="1666.6666666666667" table:formula="of:=20000/12" table:style-name="ce4">
            <text:p>1666,67</text:p>
          </table:table-cell>
          <table:table-cell office:value-type="float" office:value="0" table:style-name="ce2">
            <text:p>0</text:p>
          </table:table-cell>
          <table:table-cell office:value-type="float" office:value="388" table:style-name="ce2">
            <text:p>388</text:p>
          </table:table-cell>
          <table:table-cell office:value-type="float" office:value="388" table:style-name="ce2">
            <text:p>388</text:p>
          </table:table-cell>
          <table:table-cell table:style-name="ce1"/>
          <table:table-cell office:value-type="float" office:value="15344" table:formula="of:=[.F7]-(12*[.L7])+[.J7]" table:style-name="ce1">
            <text:p>15344</text:p>
          </table:table-cell>
          <table:table-cell office:value-type="float" office:value="18000" table:formula="of:=[.H7]" table:style-name="ce1">
            <text:p>18000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[.C7]+1" table:style-name="ce1">
            <text:p>7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388" table:formula="of:=2*194" table:style-name="ce1">
            <text:p>388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float" office:value="0" table:style-name="ce4">
            <text:p>0,00</text:p>
          </table:table-cell>
          <table:table-cell office:value-type="float" office:value="194" table:style-name="ce2">
            <text:p>194</text:p>
          </table:table-cell>
          <table:table-cell office:value-type="float" office:value="388" table:style-name="ce2">
            <text:p>388</text:p>
          </table:table-cell>
          <table:table-cell office:value-type="float" office:value="388" table:style-name="ce2">
            <text:p>38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H8]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388" table:formula="of:=2*194" table:style-name="ce1">
            <text:p>388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float" office:value="0" table:style-name="ce4">
            <text:p>0,00</text:p>
          </table:table-cell>
          <table:table-cell office:value-type="float" office:value="194" table:style-name="ce2">
            <text:p>194</text:p>
          </table:table-cell>
          <table:table-cell office:value-type="float" office:value="388" table:style-name="ce2">
            <text:p>388</text:p>
          </table:table-cell>
          <table:table-cell office:value-type="float" office:value="388" table:style-name="ce2">
            <text:p>38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H9]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2000" table:style-name="ce1">
            <text:p>12000</text:p>
          </table:table-cell>
          <table:table-cell office:value-type="float" office:value="12000" table:style-name="ce1">
            <text:p>12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1612" table:formula="of:=2*[.T10]/12" table:style-name="ce4">
            <text:p>1612,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9672" table:formula="of:=[.F10]-(12*[.L10])" table:style-name="ce1">
            <text:p>9672</text:p>
          </table:table-cell>
          <table:table-cell office:value-type="float" office:value="10000" table:formula="of:=[.H10]" table:style-name="ce1">
            <text:p>10000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2000" table:style-name="ce1">
            <text:p>12000</text:p>
          </table:table-cell>
          <table:table-cell office:value-type="float" office:value="12000" table:style-name="ce1">
            <text:p>12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1612" table:formula="of:=2*[.T11]/12" table:style-name="ce4">
            <text:p>1612,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9672" table:formula="of:=[.F11]-(12*[.L11])" table:style-name="ce1">
            <text:p>9672</text:p>
          </table:table-cell>
          <table:table-cell office:value-type="float" office:value="10000" table:formula="of:=[.H11]" table:style-name="ce1">
            <text:p>10000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4">
            <text:p>0,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H12]" table:style-name="ce1">
            <text:p>0</text:p>
          </table:table-cell>
          <table:table-cell table:number-columns-repeated="1636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6P0">
      <number:text>TRUE</number:text>
    </number:text-style>
    <number:text-style style:name="N36P1">
      <number:text>TRUE</number:text>
    </number:text-style>
    <number:text-style style:name="N36">
      <number:text>FALSE</number:text>
      <style:map style:condition="value()&gt;0" style:apply-style-name="N36P0"/>
      <style:map style:condition="value()&lt;0" style:apply-style-name="N3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title/>
    <dc:description/>
    <dc:subject/>
    <meta:initial-creator/>
    <dc:creator>Sommer, Eric</dc:creator>
    <meta:creation-date>2019-10-10T11:45:05Z</meta:creation-date>
    <dc:date>2019-10-10T13:32:40Z</dc:date>
    <meta:template xlink:href="" xlink:type="simple"/>
    <meta:editing-cycles>3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